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5" style:family="paragraph" style:parent-style-name="Standard">
      <style:text-properties style:font-name="Calibri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ácticas funciones PL/SQL</text:p>
      <text:p text:style-name="P2"/>
      <text:p text:style-name="P3">PRÁCTICAS FUNCIONES PL/SQL</text:p>
      <text:p text:style-name="P1"/>
      <text:p text:style-name="P1">Haz las siguientes prácticas</text:p>
      <text:p text:style-name="P1"/>
      <text:p text:style-name="P1">Las soluciones están en el fichero asociado al capítulo</text:p>
      <text:p text:style-name="P1"/>
      <text:p text:style-name="P5">Práctica 1- Iniciales</text:p>
      <text:p text:style-name="P1"/>
      <text:p text:style-name="P1">Crea un bloque PL/SQL con tres variables VARCHAR2: nombre, apellido1, apellido2</text:p>
      <text:p text:style-name="P1"/>
      <text:p text:style-name="P1">Debes visualizar las iniciales separadas por puntos. <text:s/>Ademas siempre en mayúscula</text:p>
      <text:p text:style-name="P1"/>
      <text:p text:style-name="P1">Por ejemplo alberto pérez García --&gt; A.P.G</text:p>
      <text:p text:style-name="P1"/>
      <text:p text:style-name="P1"/>
      <text:p text:style-name="P1"/>
      <text:p text:style-name="P5">Práctica 2- Averiguar el nombre del día que naciste, por ejemplo "Martes"</text:p>
      <text:p text:style-name="P1"/>
      <text:p text:style-name="P1">PISTA (Función TO_CHAR)</text:p>
      <text:p text:style-name="P1"/>
      <text:p text:style-name="P1"/>
      <text:p text:style-name="P1"/>
      <text:p text:style-name="P1"/>
      <text:p text:style-name="P1"/>
      <text:p text:style-name="P5"><text:span text:style-name="T1">Recursos de esta clase:</text:span> praticas+funciones+pl-sql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Mincho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7S</meta:editing-duration>
    <meta:editing-cycles>3</meta:editing-cycles>
    <meta:generator>OpenOffice/4.1.11$Win32 OpenOffice.org_project/4111m1$Build-9808</meta:generator>
    <dc:date>2022-03-10T08:25:12.20</dc:date>
    <meta:document-statistic meta:table-count="0" meta:image-count="0" meta:object-count="0" meta:page-count="1" meta:paragraph-count="11" meta:word-count="72" meta:character-count="507"/>
    <dc:creator>Victor Visús García</dc:creator>
    <meta:user-defined meta:name="Info 1"/>
    <meta:user-defined meta:name="Info 2"/>
    <meta:user-defined meta:name="Info 3"/>
    <meta:user-defined meta:name="Info 4"/>
  </office:meta>
</office:document-meta>
</file>